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Utopia-Bold" svg:font-family="Utopia-Bold" style:font-family-generic="roman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/>
      <style:text-properties style:font-name="Bitstream Vera Sans2" fo:font-size="10pt" style:text-underline-style="none" fo:font-weight="normal" officeooo:rsid="0025163f" officeooo:paragraph-rsid="002f19b9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_5f_En-tête">
      <style:text-properties fo:font-size="15pt" fo:letter-spacing="-0.011cm" officeooo:rsid="002d4be0" officeooo:paragraph-rsid="002d4be0" style:font-size-asian="15pt" style:font-size-complex="15pt"/>
    </style:style>
    <style:style style:name="P23" style:family="paragraph" style:parent-style-name="Standard">
      <style:paragraph-properties fo:margin-top="0cm" fo:margin-bottom="0.03cm" style:contextual-spacing="false" fo:text-align="center" style:justify-single-word="false"/>
      <style:text-properties officeooo:paragraph-rsid="003f1ace"/>
    </style:style>
    <style:style style:name="P24" style:family="paragraph" style:parent-style-name="Footer">
      <style:text-properties officeooo:rsid="00178920" officeooo:paragraph-rsid="00178920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ooter">
      <style:text-properties officeooo:paragraph-rsid="002ab73b"/>
    </style:style>
    <style:style style:name="P27" style:family="paragraph" style:parent-style-name="Standard">
      <style:paragraph-properties fo:margin-top="0.101cm" fo:margin-bottom="0cm" style:contextual-spacing="false"/>
      <style:text-properties fo:font-size="10pt" officeooo:paragraph-rsid="002f19b9" style:font-size-asian="10pt" style:font-size-complex="10pt"/>
    </style:style>
    <style:style style:name="P28" style:family="paragraph" style:parent-style-name="Standard">
      <style:paragraph-properties fo:margin-top="0.101cm" fo:margin-bottom="0cm" style:contextual-spacing="false"/>
      <style:text-properties officeooo:paragraph-rsid="002f19b9"/>
    </style:style>
    <style:style style:name="P29" style:family="paragraph" style:parent-style-name="_5f_Paragraphe_20_livret_20_">
      <style:text-properties officeooo:paragraph-rsid="002f19b9"/>
    </style:style>
    <style:style style:name="P30" style:family="paragraph" style:parent-style-name="_5f_Paragraphe_20_livret_20_">
      <style:paragraph-properties fo:margin-top="0cm" fo:margin-bottom="0.101cm" style:contextual-spacing="false" style:shadow="none"/>
      <style:text-properties officeooo:paragraph-rsid="002f19b9"/>
    </style:style>
    <style:style style:name="P31" style:family="paragraph" style:parent-style-name="_5f_Paragraphe_20_livret_20_">
      <style:paragraph-properties fo:text-align="start" style:justify-single-word="false"/>
      <style:text-properties officeooo:paragraph-rsid="002f19b9"/>
    </style:style>
    <style:style style:name="P32" style:family="paragraph" style:parent-style-name="_5f_Paragraphe_20_livret" style:master-page-name="">
      <loext:graphic-properties draw:fill="none"/>
      <style:paragraph-properties fo:margin-left="0cm" fo:margin-right="4.399cm" fo:margin-top="0.101cm" fo:margin-bottom="0cm" style:contextual-spacing="false" fo:text-align="start" style:justify-single-word="false" fo:text-indent="0cm" style:auto-text-indent="false" style:page-number="auto" fo:background-color="transparent"/>
      <style:text-properties officeooo:paragraph-rsid="005f1975"/>
    </style:style>
    <style:style style:name="P33" style:family="paragraph" style:parent-style-name="_5f_Paragraphe_20_livret">
      <style:paragraph-properties fo:margin-top="0cm" fo:margin-bottom="0cm" style:contextual-spacing="false"/>
      <style:text-properties officeooo:paragraph-rsid="0057f21d"/>
    </style:style>
    <style:style style:name="P34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313992"/>
    </style:style>
    <style:style style:name="P35" style:family="paragraph" style:parent-style-name="FILET_5f_POINTILLES">
      <style:text-properties officeooo:paragraph-rsid="003cb24a"/>
    </style:style>
    <style:style style:name="P36" style:family="paragraph" style:parent-style-name="_5f_Paragraphe_20_livret">
      <style:paragraph-properties fo:margin-top="0.4cm" fo:margin-bottom="0cm" style:contextual-spacing="false"/>
      <style:text-properties officeooo:paragraph-rsid="005a9382"/>
    </style:style>
    <style:style style:name="P37" style:family="paragraph" style:parent-style-name="_5f_Paragraphe_20_livret">
      <style:paragraph-properties fo:margin-top="0.3cm" fo:margin-bottom="0cm" style:contextual-spacing="false"/>
      <style:text-properties officeooo:paragraph-rsid="005a9382"/>
    </style:style>
    <style:style style:name="P38" style:family="paragraph" style:parent-style-name="Exo_5f_Num" style:master-page-name="_5f_Fiche_20_éditeur_20_série_20_2_20_une_20_colonne_20_impaire_20__28_G_29_">
      <style:paragraph-properties fo:margin-top="0.499cm" fo:margin-bottom="0.101cm" style:contextual-spacing="false" style:page-number="98" fo:break-before="auto" fo:break-after="auto"/>
    </style:style>
    <style:style style:name="P39" style:family="paragraph" style:parent-style-name="Exo_5f_Num" style:list-style-name="Num_5f_Exo">
      <style:paragraph-properties fo:margin-top="0.63cm" fo:margin-bottom="0.101cm" style:contextual-spacing="false"/>
      <style:text-properties officeooo:paragraph-rsid="0052de1a"/>
    </style:style>
    <style:style style:name="P40" style:family="paragraph" style:parent-style-name="Exo_5f_Num" style:list-style-name="Num_5f_Exo" style:master-page-name="">
      <loext:graphic-properties draw:fill="none"/>
      <style:paragraph-properties fo:margin-left="0cm" fo:margin-right="0.101cm" fo:margin-top="0.58cm" fo:margin-bottom="0cm" style:contextual-spacing="false" fo:line-height="100%" fo:text-align="justify" style:justify-single-word="false" fo:text-indent="0cm" style:auto-text-indent="false" style:page-number="auto" fo:background-color="transparent" fo:keep-with-next="auto">
        <style:tab-stops/>
      </style:paragraph-properties>
    </style:style>
    <style:style style:name="P41" style:family="paragraph" style:parent-style-name="Exo_5f_Num">
      <style:paragraph-properties fo:margin-top="0.499cm" fo:margin-bottom="0cm" style:contextual-spacing="false"/>
    </style:style>
    <style:style style:name="P42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313992"/>
    </style:style>
    <style:style style:name="P43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313992"/>
    </style:style>
    <style:style style:name="P44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120c5"/>
    </style:style>
    <style:style style:name="P45" style:family="paragraph" style:parent-style-name="FILET_5f_POINTILLES" style:list-style-name="liste_5f_abc">
      <style:paragraph-properties fo:margin-top="0.101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5120c5"/>
    </style:style>
    <style:style style:name="P46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191d0"/>
    </style:style>
    <style:style style:name="P47" style:family="paragraph" style:parent-style-name="Standard" style:list-style-name="liste_5f_abc">
      <style:paragraph-properties fo:margin-top="0.4cm" fo:margin-bottom="0cm" style:contextual-spacing="false"/>
      <style:text-properties officeooo:paragraph-rsid="00287ff2"/>
    </style:style>
    <style:style style:name="P48" style:family="paragraph" style:parent-style-name="Standard" style:list-style-name="_5f_Numérotation_20_des_20_exercices_20_livrets">
      <style:paragraph-properties fo:margin-top="0.499cm" fo:margin-bottom="0.499cm" style:contextual-spacing="false" fo:text-align="center" style:justify-single-word="false"/>
      <style:text-properties officeooo:paragraph-rsid="00287ff2"/>
    </style:style>
    <style:style style:name="P49" style:family="paragraph" style:parent-style-name="Standard">
      <style:text-properties officeooo:paragraph-rsid="00287ff2"/>
    </style:style>
    <style:style style:name="P5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9pt" fo:font-weight="bold" officeooo:paragraph-rsid="00287ff2" style:font-size-asian="9pt" style:font-weight-asian="bold" style:font-size-complex="9pt" style:font-weight-complex="bold"/>
    </style:style>
    <style:style style:name="P51" style:family="paragraph" style:parent-style-name="_5f_Paragraphe_20_livret_20_" style:list-style-name="_5f_Numérotation_20_des_20_exercices_20_livrets">
      <style:paragraph-properties fo:margin-top="0.4cm" fo:margin-bottom="0.4cm" style:contextual-spacing="false"/>
      <style:text-properties officeooo:paragraph-rsid="00287ff2"/>
    </style:style>
    <style:style style:name="P52" style:family="paragraph" style:parent-style-name="_5f_Paragraphe_20_livret_20_" style:list-style-name="_5f_Numérotation_20_des_20_exercices_20_livrets">
      <style:paragraph-properties fo:margin-left="0cm" fo:margin-right="2.937cm" fo:margin-top="0.101cm" fo:margin-bottom="0.4cm" style:contextual-spacing="false" fo:text-align="start" style:justify-single-word="false" fo:text-indent="0cm" style:auto-text-indent="false"/>
      <style:text-properties officeooo:paragraph-rsid="00287ff2"/>
    </style:style>
    <style:style style:name="P53" style:family="paragraph" style:parent-style-name="_5f_Paragraphe_20_livret_20_" style:list-style-name="_5f_Numérotation_20_des_20_exercices_20_livrets">
      <style:paragraph-properties fo:margin-left="0cm" fo:margin-right="3.942cm" fo:margin-top="0.101cm" fo:margin-bottom="0.4cm" style:contextual-spacing="false" fo:text-align="start" style:justify-single-word="false" fo:text-indent="0cm" style:auto-text-indent="false"/>
      <style:text-properties officeooo:paragraph-rsid="00287ff2"/>
    </style:style>
    <style:style style:name="P54" style:family="paragraph" style:parent-style-name="_5f_Paragraphe_20_livret_20_" style:list-style-name="_5f_Numérotation_20_des_20_exercices_20_livrets">
      <style:paragraph-properties fo:margin-left="0cm" fo:margin-right="4.445cm" fo:text-align="start" style:justify-single-word="false" fo:text-indent="0cm" style:auto-text-indent="false"/>
      <style:text-properties officeooo:paragraph-rsid="00287ff2"/>
    </style:style>
    <style:style style:name="P55" style:family="paragraph" style:parent-style-name="_5f_Paragraphe_20_livret_20_" style:list-style-name="liste_5f_abc">
      <style:paragraph-properties fo:margin-top="0.12cm" fo:margin-bottom="0.101cm" style:contextual-spacing="false" fo:text-align="start" style:justify-single-word="false">
        <style:tab-stops/>
      </style:paragraph-properties>
      <style:text-properties officeooo:paragraph-rsid="00287ff2"/>
    </style:style>
    <style:style style:name="P56" style:family="paragraph" style:parent-style-name="_5f_Paragraphe_20_livret_20_" style:list-style-name="liste_5f_abc">
      <style:text-properties officeooo:paragraph-rsid="00287ff2"/>
    </style:style>
    <style:style style:name="P57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287ff2"/>
    </style:style>
    <style:style style:name="P58" style:family="paragraph" style:parent-style-name="_5f_Paragraphe_20_livret_20_réponse_20_pointillé">
      <style:text-properties officeooo:paragraph-rsid="005f19d2"/>
    </style:style>
    <style:style style:name="P59" style:family="paragraph" style:parent-style-name="_5f_Paragraphe_20_livret_20_réponse_20_élève" style:list-style-name="_5f_Numérotation_20_des_20_exercices_20_livrets">
      <style:text-properties officeooo:paragraph-rsid="003dd2f4"/>
    </style:style>
    <style:style style:name="P60" style:family="paragraph" style:parent-style-name="_5f_Paragraphe_20_livret_20_réponse_20_élève" style:list-style-name="_5f_Numérotation_20_des_20_exercices_20_livrets">
      <style:text-properties officeooo:paragraph-rsid="00287ff2"/>
    </style:style>
    <style:style style:name="P61" style:family="paragraph" style:parent-style-name="_5f_Paragraphe_20_livret_20_réponse_20_élève">
      <style:paragraph-properties style:line-height-at-least="0cm" fo:text-align="center" style:justify-single-word="false"/>
      <style:text-properties fo:font-size="9pt" officeooo:paragraph-rsid="00287ff2" style:font-size-asian="9pt" style:font-size-complex="9pt"/>
    </style:style>
    <style:style style:name="P62" style:family="paragraph" style:parent-style-name="_5f_Paragraphe_20_livret_20_réponse_20_élève">
      <style:paragraph-properties style:line-height-at-least="0cm"/>
      <style:text-properties officeooo:paragraph-rsid="00287ff2"/>
    </style:style>
    <style:style style:name="P63" style:family="paragraph" style:parent-style-name="_5f_Pied_20_de_20_page" style:list-style-name="">
      <style:paragraph-properties fo:text-align="end" style:justify-single-word="false"/>
    </style:style>
    <style:style style:name="P64" style:family="paragraph" style:parent-style-name="_5f_Pied_20_de_20_page">
      <style:paragraph-properties fo:text-align="end" style:justify-single-word="false"/>
    </style:style>
    <style:style style:name="P65" style:family="paragraph" style:parent-style-name="_5f_Pied_20_de_20_page" style:list-style-name=""/>
    <style:style style:name="P6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7" style:family="paragraph">
      <style:paragraph-properties fo:margin-left="0cm" fo:margin-right="0cm" fo:margin-top="0cm" fo:margin-bottom="0cm" fo:line-height="100%" fo:text-indent="0cm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00000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text-outline="false" style:text-line-through-style="none" style:text-line-through-type="none" style:font-name="Bitstream Vera Sans6" fo:font-size="10pt" fo:text-shadow="none" style:text-underline-style="none" style:text-emphasize="none" style:font-relief="none"/>
    </style:style>
    <style:style style:name="P73" style:family="paragraph">
      <style:paragraph-properties fo:margin-left="0cm" fo:margin-right="0cm" fo:margin-top="0cm" fo:margin-bottom="0cm" fo:line-height="100%" fo:text-align="center" fo:text-indent="0cm"/>
    </style:style>
    <style:style style:name="P7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text-outline="false" style:text-line-through-style="none" style:text-line-through-type="none" style:font-name="Bitstream Vera Sans6" fo:font-size="10pt" fo:text-shadow="none" style:text-underline-style="none" style:text-emphasize="none" style:font-relief="none"/>
    </style:style>
    <style:style style:name="P7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color="#b2b2b2" loext:opacity="100%" loext:color-lum-mod="100%" loext:color-lum-off="0%" style:text-outline="false" style:text-line-through-style="none" style:text-line-through-type="none" style:font-name="Bitstream Vera Sans6" fo:font-size="10pt" fo:text-shadow="none" style:text-underline-style="none" style:text-emphasize="none" style:font-relief="none"/>
    </style:style>
    <style:style style:name="P76" style:family="paragraph">
      <style:paragraph-properties fo:text-align="center"/>
    </style:style>
    <style:style style:name="P77" style:family="paragraph">
      <loext:graphic-properties draw:fill-color="#f2ffff"/>
      <style:paragraph-properties fo:text-align="center"/>
      <style:text-properties fo:color="#ffffff" loext:opacity="100%" loext:color-lum-mod="100%" loext:color-lum-off="0%" fo:font-size="9pt" fo:font-weight="bold" style:font-size-asian="9pt" style:font-weight-asian="bold" style:font-size-complex="9pt" style:font-weight-complex="bold"/>
    </style:style>
    <style:style style:name="P7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2414b2"/>
    </style:style>
    <style:style style:name="T5" style:family="text">
      <style:text-properties officeooo:rsid="002ab73b"/>
    </style:style>
    <style:style style:name="T6" style:family="text">
      <style:text-properties style:font-name="Bitstream Vera Sans2"/>
    </style:style>
    <style:style style:name="T7" style:family="text">
      <style:text-properties style:font-name="Bitstream Vera Sans2" style:text-underline-style="none" fo:font-weight="normal" style:font-weight-asian="normal" style:font-weight-complex="normal"/>
    </style:style>
    <style:style style:name="T8" style:family="text">
      <style:text-properties style:font-name="Bitstream Vera Sans2" style:text-underline-style="none" fo:font-weight="normal" officeooo:rsid="0025163f" style:font-weight-asian="normal" style:font-weight-complex="normal"/>
    </style:style>
    <style:style style:name="T9" style:family="text">
      <style:text-properties style:font-name="Bitstream Vera Sans2" style:text-underline-style="none" fo:font-weight="normal" officeooo:rsid="01490675" style:font-weight-asian="normal" style:font-weight-complex="normal"/>
    </style:style>
    <style:style style:name="T10" style:family="text">
      <style:text-properties style:font-name="Bitstream Vera Sans2" style:text-underline-style="none" fo:font-weight="normal" officeooo:rsid="00279c9c" style:font-weight-asian="normal" style:font-weight-complex="normal"/>
    </style:style>
    <style:style style:name="T11" style:family="text">
      <style:text-properties fo:color="#000000" loext:opacity="100%" style:text-position="0% 100%" style:font-name="Bitstream Vera Sans2" fo:font-size="10pt" fo:font-style="normal" style:text-underline-style="none" fo:font-weight="normal" officeooo:rsid="0013f8a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loext:opacity="100%" style:font-name="Bitstream Vera Sans2" fo:font-size="10pt" fo:font-style="normal" officeooo:rsid="0054e9a7" fo:background-color="transparent" loext:char-shading-value="0" style:font-size-asian="12pt" style:font-style-asian="italic" style:font-size-complex="12pt" style:font-style-complex="italic"/>
    </style:style>
    <style:style style:name="T13" style:family="text">
      <style:text-properties fo:color="#000000" loext:opacity="100%" style:font-name="Bitstream Vera Sans2" fo:font-size="10pt" fo:letter-spacing="-0.014cm" fo:font-style="normal" fo:font-weight="normal" officeooo:rsid="003974ba" fo:background-color="transparent" loext:char-shading-value="0" style:font-size-asian="12pt" style:font-style-asian="italic" style:font-size-complex="12pt" style:font-style-complex="italic"/>
    </style:style>
    <style:style style:name="T14" style:family="text">
      <style:text-properties style:text-position="0% 100%" style:text-underline-style="none" fo:font-weight="normal" officeooo:rsid="0013f8a6" style:font-weight-asian="normal" style:font-weight-complex="normal"/>
    </style:style>
    <style:style style:name="T15" style:family="text">
      <style:text-properties style:text-position="0% 100%" style:font-name-asian="OpenSymbol" style:font-style-asian="normal" style:font-name-complex="OpenSymbol" style:font-style-complex="normal"/>
    </style:style>
    <style:style style:name="T16" style:family="text">
      <style:text-properties style:text-position="0% 100%" officeooo:rsid="005120c5" style:font-name-asian="OpenSymbol" style:font-name-complex="OpenSymbol"/>
    </style:style>
    <style:style style:name="T17" style:family="text">
      <style:text-properties style:text-position="0% 100%" officeooo:rsid="0057f21d" style:font-name-asian="OpenSymbol" style:font-name-complex="OpenSymbol"/>
    </style:style>
    <style:style style:name="T18" style:family="text">
      <style:text-properties style:text-position="0% 100%" fo:letter-spacing="normal" officeooo:rsid="005120c5" style:font-name-asian="OpenSymbol" style:font-name-complex="OpenSymbol"/>
    </style:style>
    <style:style style:name="T19" style:family="text">
      <style:text-properties style:text-position="0% 100%" fo:letter-spacing="normal" officeooo:rsid="005191d0" style:font-name-asian="OpenSymbol" style:font-name-complex="OpenSymbol"/>
    </style:style>
    <style:style style:name="T20" style:family="text">
      <style:text-properties style:text-position="0% 100%" fo:letter-spacing="normal" officeooo:rsid="0057f21d" style:font-name-asian="OpenSymbol" style:font-name-complex="OpenSymbol"/>
    </style:style>
    <style:style style:name="T21" style:family="text">
      <style:text-properties style:text-position="0% 100%" fo:font-size="10pt" fo:letter-spacing="normal" officeooo:rsid="00425cb8" style:font-size-asian="10pt" style:font-size-complex="10pt"/>
    </style:style>
    <style:style style:name="T22" style:family="text">
      <style:text-properties style:text-position="0% 100%" style:font-name="Bitstream Vera Sans2" fo:font-size="10pt" fo:letter-spacing="normal" officeooo:rsid="00425cb8" style:font-size-asian="10pt" style:font-size-complex="10pt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style:font-size-complex="10pt"/>
    </style:style>
    <style:style style:name="T25" style:family="text">
      <style:text-properties fo:font-variant="normal" fo:text-transform="none" style:text-position="0% 100%" fo:letter-spacing="-0.004cm" style:text-underline-style="none" fo:font-weight="normal" officeooo:rsid="00267d21" style:font-name-asian="OpenSymbol" style:font-weight-asian="normal" style:font-name-complex="OpenSymbol" style:font-weight-complex="normal"/>
    </style:style>
    <style:style style:name="T26" style:family="text">
      <style:text-properties fo:font-variant="normal" fo:text-transform="none" style:text-position="0% 100%" fo:letter-spacing="-0.004cm" style:text-underline-style="none" fo:font-weight="normal" officeooo:rsid="00279c9c" style:font-name-asian="Bitstream Vera Sans1" style:font-weight-asian="normal" style:font-name-complex="Bitstream Vera Sans1" style:font-weight-complex="normal"/>
    </style:style>
    <style:style style:name="T27" style:family="text">
      <style:text-properties fo:font-variant="normal" fo:text-transform="none" style:text-position="0% 100%" style:font-name="OpenSymbol" fo:letter-spacing="-0.004cm" style:text-underline-style="none" fo:font-weight="normal" officeooo:rsid="00279c9c" style:font-name-asian="Bitstream Vera Sans1" style:font-weight-asian="normal" style:font-name-complex="Bitstream Vera Sans1" style:font-weight-complex="normal"/>
    </style:style>
    <style:style style:name="T28" style:family="text">
      <style:text-properties fo:font-variant="normal" fo:text-transform="none" fo:color="#000000" loext:opacity="100%" style:text-position="0% 100%" style:font-name="Bitstream Vera Sans2" fo:font-size="10pt" fo:letter-spacing="-0.004cm" fo:font-style="normal" style:text-underline-style="none" fo:font-weight="normal" officeooo:rsid="00279c9c" fo:background-color="transparent" loext:char-shading-value="0" style:font-name-asian="Bitstream Vera Sans1" style:font-size-asian="12pt" style:font-style-asian="italic" style:font-weight-asian="normal" style:font-name-complex="Bitstream Vera Sans1" style:font-size-complex="12pt" style:font-style-complex="italic" style:font-weight-complex="normal"/>
    </style:style>
    <style:style style:name="T29" style:family="text">
      <style:text-properties style:font-name="OpenSymbol"/>
    </style:style>
    <style:style style:name="T30" style:family="text">
      <style:text-properties style:font-name="OpenSymbol" fo:font-size="10pt" style:font-size-asian="10pt" style:font-size-complex="10pt"/>
    </style:style>
    <style:style style:name="T31" style:family="text">
      <style:text-properties officeooo:rsid="01306fd8"/>
    </style:style>
    <style:style style:name="T32" style:family="text">
      <style:text-properties fo:letter-spacing="-0.004cm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letter-spacing="-0.011cm"/>
    </style:style>
    <style:style style:name="T36" style:family="text">
      <style:text-properties fo:letter-spacing="normal" officeooo:rsid="003974ba"/>
    </style:style>
    <style:style style:name="T37" style:family="text">
      <style:text-properties fo:letter-spacing="normal" officeooo:rsid="0057f21d"/>
    </style:style>
    <style:style style:name="T38" style:family="text">
      <style:text-properties style:use-window-font-color="true" loext:opacity="0%" style:font-name="Bitstream Vera Sans6" fo:font-size="10pt" fo:font-weight="normal" officeooo:rsid="0056015f" style:font-size-asian="10.5pt"/>
    </style:style>
    <style:style style:name="T39" style:family="text">
      <style:text-properties officeooo:rsid="0056015f"/>
    </style:style>
    <style:style style:name="T40" style:family="text">
      <style:text-properties fo:color="#1ca2b8" loext:opacity="100%" officeooo:rsid="005120c5"/>
    </style:style>
    <style:style style:name="T41" style:family="text">
      <style:text-properties fo:color="#1ca2b8" loext:opacity="100%" style:font-name="Bitstream Vera Sans6" fo:font-size="10pt" fo:font-weight="bold" officeooo:rsid="005120c5" style:font-size-asian="10.5pt" style:font-weight-asian="bold" style:font-weight-complex="normal" loext:shadow="none"/>
    </style:style>
    <style:style style:name="T42" style:family="text">
      <style:text-properties fo:color="#1ca2b8" loext:opacity="100%" style:text-position="0% 100%" style:font-name="Bitstream Vera Sans2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43" style:family="text">
      <style:text-properties fo:color="#1ca2b8" loext:opacity="100%" style:text-position="0% 100%" style:font-name="Bitstream Vera Sans2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44" style:family="text">
      <style:text-properties fo:color="#1ca2b8" loext:opacity="100%" style:text-position="0% 100%" style:font-name="Bitstream Vera Sans2" fo:font-size="10pt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45" style:family="text">
      <style:text-properties fo:color="#1ca2b8" loext:opacity="100%" style:text-position="0% 100%" style:font-name="Bitstream Vera Sans2" fo:font-size="10pt" fo:letter-spacing="normal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46" style:family="text">
      <style:text-properties fo:color="#1ca2b8" loext:opacity="100%" style:text-position="0% 100%" style:font-name="Bitstream Vera Sans2" fo:font-size="10pt" fo:letter-spacing="normal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47" style:family="text">
      <style:text-properties fo:color="#1ca2b8" loext:opacity="100%" style:text-position="0% 100%" style:font-name="Bitstream Vera Sans2" fo:font-size="10pt" fo:letter-spacing="normal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48" style:family="text">
      <style:text-properties fo:letter-spacing="-0.014cm" officeooo:rsid="003974ba"/>
    </style:style>
    <style:style style:name="T49" style:family="text">
      <style:text-properties officeooo:rsid="005f19d2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b2b2b2" loext:opacity="100%" style:text-outline="false" style:text-line-through-style="none" style:text-line-through-type="none" style:font-name="Bitstream Vera Sans6" fo:font-size="10pt" fo:text-shadow="none" style:text-underline-style="none" style:text-emphasize="none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68cm" fo:min-width="0.4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5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2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" style:family="graphic">
      <style:graphic-properties draw:stroke="dash" draw:stroke-dash="Dashed_20__28_var_29__20_6812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2" style:family="graphic">
      <style:graphic-properties draw:stroke="dash" draw:stroke-dash="Dashed_20__28_var_29__20_6813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3" style:family="graphic">
      <style:graphic-properties draw:stroke="dash" draw:stroke-dash="Dashed_20__28_var_29__20_6814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4" style:family="graphic">
      <style:graphic-properties draw:stroke="dash" draw:stroke-dash="Dashed_20__28_var_29__20_6815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5" style:family="graphic">
      <style:graphic-properties draw:stroke="dash" draw:stroke-dash="Dashed_20__28_var_29__20_6816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6" style:family="graphic">
      <style:graphic-properties draw:stroke="dash" draw:stroke-dash="Dashed_20__28_var_29__20_6817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6800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justify" draw:textarea-vertical-align="middle" draw:auto-grow-height="false" fo:min-height="0.984cm" fo:min-width="0.953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18" style:family="graphic">
      <style:graphic-properties draw:stroke="none" draw:stroke-dash="Dashed_20__28_var_29__20_6801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986cm" fo:min-width="0.875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draw:stroke-dash="Dashed_20__28_var_29__20_6802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988cm" fo:min-width="0.875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draw:stroke-dash="Dashed_20__28_var_29__20_6803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986cm" fo:min-width="0.875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6804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6805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2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draw:fill-color="#f2ffff" draw:textarea-horizontal-align="justify" draw:textarea-vertical-align="middle" draw:auto-grow-height="false" fo:min-height="14.766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47426314" text:style-name="Num_5f_Exo">
        <text:list-item>
          <text:h text:style-name="P38" text:outline-level="1"><draw:g text:anchor-type="paragraph" draw:z-index="5" draw:name="Forme10" draw:style-name="gr1"><draw:custom-shape draw:style-name="gr17" draw:text-style-name="P72" svg:width="2.144cm" svg:height="3.29cm" draw:transform="skewX (0.000523598775598293) rotate (-1.58755148761404) translate (8.747125cm 1.06186111111111cm)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frame draw:style-name="gr18" draw:text-style-name="P74" svg:width="0.996cm" svg:height="1.068cm" draw:transform="rotate (-3.12571015739665) translate (5.42219444444444cm 3.74826388888889cm)"><draw:text-box><text:p text:style-name="P73"><text:span text:style-name="T51">...</text:span></text:p></draw:text-box></draw:frame><draw:frame draw:style-name="gr19" draw:text-style-name="P74" svg:width="0.996cm" svg:height="1.07cm" draw:transform="rotate (-3.11855430746347) translate (9.26570833333333cm 1.20826388888889cm)"><draw:text-box><text:p text:style-name="P73"><text:span text:style-name="T51">...</text:span></text:p></draw:text-box></draw:frame><draw:frame draw:style-name="gr20" draw:text-style-name="P75" svg:width="0.996cm" svg:height="1.068cm" draw:transform="rotate (3.12571015739665) translate (5.55801388888889cm 1.127125cm)"><draw:text-box><text:p text:style-name="P73"><text:span text:style-name="T51">...</text:span></text:p></draw:text-box></draw:frame><draw:line draw:style-name="gr21" draw:text-style-name="P72" svg:x1="5.453cm" svg:y1="1.36cm" svg:x2="5.797cm" svg:y2="1.364cm"><text:p/></draw:line><draw:line draw:style-name="gr22" draw:text-style-name="P72" svg:x1="5.789cm" svg:y1="1.365cm" svg:x2="5.798cm" svg:y2="1.021cm"><text:p/></draw:line></draw:g><text:span text:style-name="Bold_5f_niv2"><text:span text:style-name="T33"> </text:span></text:span><text:span text:style-name="Bold_5f_niv2">Calcul de la longueur de l’hypoténuse</text:span></text:h>
        </text:list-item>
      </text:list>
      <text:list xml:id="list4148912875" text:style-name="_5f_Numérotation_20_des_20_exercices_20_livrets">
        <text:list-header>
          <text:p text:style-name="P52">ERL est un triangle <text:line-break/>rectangle en R tel <text:line-break/>que ER <text:span text:style-name="_5f_signe">=</text:span> 9 cm <text:line-break/>et RL <text:span text:style-name="_5f_signe">=</text:span> 12 cm.<text:line-break/>Calcule la longueur <text:line-break/>de son hypoténuse.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</text:list-header>
      </text:list>
      <text:list xml:id="list135607429986672" text:continue-list="list2147426314" text:style-name="Num_5f_Exo">
        <text:list-item>
          <text:h text:style-name="P40" text:outline-level="1"><draw:g text:anchor-type="paragraph" draw:z-index="6" draw:name="Forme11" draw:style-name="gr1"><draw:custom-shape draw:style-name="gr17" draw:text-style-name="P72" svg:width="2.144cm" svg:height="3.29cm" draw:transform="skewX (0.000523598775598293) rotate (-1.58755148761404) translate (8.747125cm 1.53281944444444cm)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frame draw:style-name="gr18" draw:text-style-name="P74" svg:width="0.996cm" svg:height="1.068cm" draw:transform="rotate (-3.12571015739665) translate (5.42219444444444cm 4.21922222222222cm)"><draw:text-box><text:p text:style-name="P73"><text:span text:style-name="T51">...</text:span></text:p></draw:text-box></draw:frame><draw:frame draw:style-name="gr19" draw:text-style-name="P74" svg:width="0.996cm" svg:height="1.07cm" draw:transform="rotate (-3.11855430746347) translate (9.26570833333333cm 1.67922222222222cm)"><draw:text-box><text:p text:style-name="P73"><text:span text:style-name="T51">...</text:span></text:p></draw:text-box></draw:frame><draw:frame draw:style-name="gr20" draw:text-style-name="P75" svg:width="0.996cm" svg:height="1.068cm" draw:transform="rotate (3.12571015739665) translate (5.55801388888889cm 1.59808333333333cm)"><draw:text-box><text:p text:style-name="P73"><text:span text:style-name="T51">...</text:span></text:p></draw:text-box></draw:frame><draw:line draw:style-name="gr21" draw:text-style-name="P72" svg:x1="5.453cm" svg:y1="1.831cm" svg:x2="5.797cm" svg:y2="1.835cm"><text:p/></draw:line><draw:line draw:style-name="gr22" draw:text-style-name="P72" svg:x1="5.789cm" svg:y1="1.836cm" svg:x2="5.798cm" svg:y2="1.492cm"><text:p/></draw:line></draw:g><text:span text:style-name="Bold_5f_niv2"><text:span text:style-name="T33"> </text:span></text:span><text:span text:style-name="Bold_5f_niv2"><text:span text:style-name="T32">Calcul de la longueur de l’hypoténuse (bis)</text:span></text:span></text:h>
        </text:list-item>
      </text:list>
      <text:list xml:id="list135607738820639" text:continue-list="list4148912875" text:style-name="_5f_Numérotation_20_des_20_exercices_20_livrets">
        <text:list-header>
          <text:p text:style-name="P53"><text:span text:style-name="T23">LOI</text:span> est un triangle <text:line-break/>rectangle en <text:span text:style-name="T23">O</text:span> tel <text:line-break/>que <text:span text:style-name="T23">LO </text:span><text:span text:style-name="_5f_signe">=</text:span> 16 cm <text:line-break/>et <text:span text:style-name="T23">OI </text:span><text:span text:style-name="_5f_signe">=</text:span> 12 cm.<text:line-break/>Calcule la longueur <text:line-break/>de [LI].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  <text:p text:style-name="P42"><text:span text:style-name="_5f_pointillés_20_gris"><text:tab/></text:span></text:p>
        </text:list-header>
      </text:list>
      <text:list xml:id="list135607766549920" text:continue-list="list135607429986672" text:style-name="Num_5f_Exo">
        <text:list-item>
          <text:h text:style-name="Exo_5f_Num" text:outline-level="1"><draw:g text:anchor-type="paragraph" draw:z-index="7" draw:name="Forme14" draw:style-name="gr1"><draw:frame draw:style-name="gr2" draw:text-style-name="P68" svg:width="0.969cm" svg:height="0.821cm" svg:x="4.869cm" svg:y="0.967cm"><draw:text-box><text:p text:style-name="P67"><text:span text:style-name="T50">A</text:span></text:p></draw:text-box></draw:frame><draw:frame draw:style-name="gr3" draw:text-style-name="P68" svg:width="0.973cm" svg:height="0.821cm" svg:x="8.716cm" svg:y="0.983cm"><draw:text-box><text:p text:style-name="P67"><text:span text:style-name="T50">B</text:span></text:p></draw:text-box></draw:frame><draw:frame draw:style-name="gr4" draw:text-style-name="P68" svg:width="0.976cm" svg:height="0.819cm" svg:x="8.742cm" svg:y="2.995cm"><draw:text-box><text:p text:style-name="P67"><text:span text:style-name="T50">C</text:span></text:p></draw:text-box></draw:frame><draw:frame draw:style-name="gr5" draw:text-style-name="P68" svg:width="0.948cm" svg:height="0.821cm" svg:x="4.814cm" svg:y="4.502cm"><draw:text-box><text:p text:style-name="P67"><text:span text:style-name="T50">E</text:span></text:p></draw:text-box></draw:frame><draw:frame draw:style-name="gr6" draw:text-style-name="P68" svg:width="1.008cm" svg:height="0.821cm" svg:x="7.252cm" svg:y="4.502cm"><draw:text-box><text:p text:style-name="P67"><text:span text:style-name="T50">D</text:span></text:p></draw:text-box></draw:frame><draw:frame draw:style-name="gr7" draw:text-style-name="P68" svg:width="0.936cm" svg:height="0.821cm" svg:x="8.636cm" svg:y="4.502cm"><draw:text-box><text:p text:style-name="P67"><text:span text:style-name="T50">P</text:span></text:p></draw:text-box></draw:frame><draw:polygon draw:style-name="gr8" draw:text-style-name="P69" svg:width="3.382cm" svg:height="3.32cm" svg:x="5.484cm" svg:y="1.182cm" svg:viewBox="0 0 3383 3321" draw:points="0,0 3383,0 3383,1993 2030,3321 0,3321"><text:p/></draw:polygon><draw:polyline draw:style-name="gr9" draw:text-style-name="P70" svg:width="0.27cm" svg:height="0.265cm" svg:x="5.484cm" svg:y="1.182cm" svg:viewBox="0 0 271 266" draw:points="271,0 271,266 0,266"><text:p/></draw:polyline><draw:polyline draw:style-name="gr9" draw:text-style-name="P70" svg:width="0.27cm" svg:height="0.265cm" svg:x="5.484cm" svg:y="4.237cm" svg:viewBox="0 0 271 266" draw:points="0,0 271,0 271,266"><text:p/></draw:polyline><draw:polyline draw:style-name="gr9" draw:text-style-name="P70" svg:width="0.27cm" svg:height="0.265cm" svg:x="8.599cm" svg:y="1.182cm" svg:viewBox="0 0 271 266" draw:points="271,266 0,266 0,0"><text:p/></draw:polyline><draw:line draw:style-name="gr10" draw:text-style-name="P71" svg:x1="8.867cm" svg:y1="1.182cm" svg:x2="8.867cm" svg:y2="3.175cm"><text:p/></draw:line><draw:line draw:style-name="gr10" draw:text-style-name="P71" svg:x1="8.807cm" svg:y1="2.211cm" svg:x2="8.925cm" svg:y2="2.145cm"><text:p/></draw:line><draw:line draw:style-name="gr10" draw:text-style-name="P71" svg:x1="7.514cm" svg:y1="4.505cm" svg:x2="5.484cm" svg:y2="4.505cm"><text:p/></draw:line><draw:line draw:style-name="gr10" draw:text-style-name="P71" svg:x1="6.465cm" svg:y1="4.445cm" svg:x2="6.533cm" svg:y2="4.561cm"><text:p/></draw:line><draw:line draw:style-name="gr11" draw:text-style-name="P71" svg:x1="7.516cm" svg:y1="4.505cm" svg:x2="8.869cm" svg:y2="4.505cm"><text:p/></draw:line><draw:line draw:style-name="gr12" draw:text-style-name="P71" svg:x1="8.18cm" svg:y1="4.561cm" svg:x2="8.112cm" svg:y2="4.445cm"><text:p/></draw:line><draw:line draw:style-name="gr13" draw:text-style-name="P71" svg:x1="8.226cm" svg:y1="4.561cm" svg:x2="8.158cm" svg:y2="4.445cm"><text:p/></draw:line><draw:line draw:style-name="gr14" draw:text-style-name="P71" svg:x1="8.867cm" svg:y1="3.175cm" svg:x2="8.867cm" svg:y2="4.504cm"><text:p/></draw:line><draw:line draw:style-name="gr15" draw:text-style-name="P71" svg:x1="8.807cm" svg:y1="3.827cm" svg:x2="8.925cm" svg:y2="3.761cm"><text:p/></draw:line><draw:line draw:style-name="gr16" draw:text-style-name="P71" svg:x1="8.807cm" svg:y1="3.871cm" svg:x2="8.925cm" svg:y2="3.805cm"><text:p/></draw:line><draw:polyline draw:style-name="gr9" draw:text-style-name="P70" svg:width="0.27cm" svg:height="0.265cm" svg:x="8.599cm" svg:y="4.237cm" svg:viewBox="0 0 271 266" draw:points="0,266 0,0 271,0"><text:p/></draw:polyline></draw:g><draw:custom-shape text:anchor-type="paragraph" draw:z-index="1" draw:name="Forme15" draw:style-name="gr24" draw:text-style-name="P77" svg:width="9.471cm" svg:height="14.9cm" svg:x="-0.131cm" svg:y="0.4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Bold_5f_niv2"><text:span text:style-name="T33"> </text:span></text:span><text:span text:style-name="Bold_5f_niv2"><text:span text:style-name="T40">D’après </text:span></text:span><text:span text:style-name="Bold_5f_niv2"><text:span text:style-name="T41">b</text:span></text:span><text:span text:style-name="Bold_5f_niv2"><text:span text:style-name="T40">revet</text:span></text:span></text:h>
        </text:list-item>
      </text:list>
      <text:p text:style-name="P32"><text:span text:style-name="_5f_BVS"><text:span text:style-name="T18">On a construit un bac à sable pour enfants qui a la forme d’un prisme droit de hauteur 15 cm. La base de ce prisme est représentée par le polygone ABCDE ci‑</text:span></text:span><text:span text:style-name="_5f_BVS"><text:span text:style-name="T19">contre,</text:span></text:span><text:span text:style-name="_5f_BVS"><text:span text:style-name="T18"> </text:span></text:span><text:span text:style-name="_5f_BVS"><text:span text:style-name="T20">tel que CP</text:span></text:span><text:span text:style-name="_5f_Symbole"><text:span text:style-name="T22"> </text:span></text:span><text:span text:style-name="_5f_Symbole"><text:span text:style-name="T21">=</text:span></text:span><text:span text:style-name="_5f_Symbole"><text:span text:style-name="T22"> </text:span></text:span><text:span text:style-name="_5f_BVS"><text:span text:style-name="T20">DP</text:span></text:span><text:span text:style-name="_5f_Symbole"><text:span text:style-name="T22"> </text:span></text:span><text:span text:style-name="_5f_Symbole"><text:span text:style-name="T21">=</text:span></text:span><text:span text:style-name="_5f_Symbole"><text:span text:style-name="T22"> </text:span></text:span><text:span text:style-name="_5f_BVS"><text:span text:style-name="T20">1,30 m et ED</text:span></text:span><text:span text:style-name="_5f_Symbole"><text:span text:style-name="T22"> </text:span></text:span><text:span text:style-name="_5f_Symbole"><text:span text:style-name="T21">=</text:span></text:span><text:span text:style-name="_5f_Symbole"><text:span text:style-name="T22"> </text:span></text:span><text:span text:style-name="_5f_BVS"><text:span text:style-name="T20">BC</text:span></text:span><text:span text:style-name="_5f_Symbole"><text:span text:style-name="T22"> </text:span></text:span><text:span text:style-name="_5f_Symbole"><text:span text:style-name="T21">=</text:span></text:span><text:span text:style-name="_5f_Symbole"><text:span text:style-name="T22"> </text:span></text:span><text:span text:style-name="_5f_BVS"><text:span text:style-name="T20">40 cm.</text:span></text:span></text:p>
      <text:p text:style-name="P36"><text:span text:style-name="_5f_BVS"><text:span text:style-name="T42">a.</text:span></text:span><text:span text:style-name="_5f_BVS"><text:span text:style-name="T43"> </text:span></text:span><text:span text:style-name="_5f_BVS"><text:span text:style-name="T16">Calcule CD. Arrondi</text:span></text:span><text:span text:style-name="_5f_BVS"><text:span text:style-name="T17">s</text:span></text:span><text:span text:style-name="_5f_BVS"><text:span text:style-name="T16"> au centimètre près.</text:span></text:span></text:p>
      <text:list xml:id="list2674189109" text:style-name="liste_5f_abc">
        <text:list-header>
          <text:p text:style-name="P44"><text:span text:style-name="_5f_pointillés_20_gris"><text:tab/></text:span></text:p>
          <text:p text:style-name="P44"><text:span text:style-name="_5f_pointillés_20_gris"><text:tab/></text:span></text:p>
          <text:p text:style-name="P46"><text:span text:style-name="_5f_pointillés_20_gris"><text:tab/></text:span></text:p>
          <text:p text:style-name="P46"><text:span text:style-name="_5f_pointillés_20_gris"><text:tab/></text:span></text:p>
        </text:list-header>
      </text:list>
      <text:p text:style-name="P37"><text:span text:style-name="_5f_BVS"><text:span text:style-name="T44">b</text:span></text:span><text:span text:style-name="_5f_BVS"><text:span text:style-name="T42">.</text:span></text:span><text:span text:style-name="_5f_BVS"><text:span text:style-name="T43"> </text:span></text:span><text:span text:style-name="_5f_BVS"><text:span text:style-name="T16">Justifie que le quadrilatère ABPE est un carré.</text:span></text:span></text:p>
      <text:list xml:id="list135607661023661" text:continue-numbering="true" text:style-name="liste_5f_abc">
        <text:list-header>
          <text:p text:style-name="P45"><text:span text:style-name="_5f_pointillés_20_gris"><text:span text:style-name="T16"><text:tab/></text:span></text:span></text:p>
        </text:list-header>
      </text:list>
      <text:p text:style-name="P37"><text:span text:style-name="_5f_BVS"><text:span text:style-name="T47">c</text:span></text:span><text:span text:style-name="_5f_BVS"><text:span text:style-name="T45">.</text:span></text:span><text:span text:style-name="_5f_BVS"><text:span text:style-name="T46"> </text:span></text:span><text:span text:style-name="_5f_BVS"><text:span text:style-name="T18">On a construit le tour du bac à sable avec des planches en bois de longueur 2,40 m et de hauteur 15 cm chacune. De combien de planches a-t-on eu besoin ?</text:span></text:span></text:p>
      <text:list xml:id="list135607441409554" text:continue-numbering="true" text:style-name="liste_5f_abc">
        <text:list-header>
          <text:p text:style-name="P45"><text:span text:style-name="_5f_pointillés_20_gris"><text:span text:style-name="T16"><text:tab/></text:span></text:span></text:p>
        </text:list-header>
      </text:list>
      <text:p text:style-name="P37"><text:span text:style-name="_5f_BVS"><text:span text:style-name="T44">d</text:span></text:span><text:span text:style-name="_5f_BVS"><text:span text:style-name="T42">.</text:span></text:span><text:span text:style-name="_5f_BVS"><text:span text:style-name="T43"> </text:span></text:span><text:span text:style-name="_5f_BVS"><text:span text:style-name="T16">A-t-on eu besoin de plus de 300 L de sable pour remplir complètement le bac ?</text:span></text:span></text:p>
      <text:list xml:id="list135608795192918" text:continue-numbering="true" text:style-name="liste_5f_abc">
        <text:list-header>
          <text:p text:style-name="P44"><text:span text:style-name="_5f_pointillés_20_gris"><text:tab/></text:span></text:p>
          <text:p text:style-name="P46"><text:span text:style-name="_5f_pointillés_20_gris"><text:tab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Utopia-Bold" svg:font-family="Utopia-Bold" style:font-family-generic="roman"/>
  </office:font-face-decls>
  <office:styles>
    <draw:fill-image draw:name="Bitmap_20_2" draw:display-name="Bitmap 2" xlink:href="Pictures/1000000000000462000000587CE155E8D689C890.png" xlink:type="simple" xlink:show="embed" xlink:actuate="onLoad"/>
    <draw:stroke-dash draw:name="Dashed_20__28_var_29__20_6800" draw:display-name="Dashed (var) 6800" draw:style="rect" draw:dots1="1" draw:dots1-length="0.011cm" draw:dots2="1" draw:dots2-length="0.011cm" draw:distance="0.011cm"/>
    <draw:stroke-dash draw:name="Dashed_20__28_var_29__20_6801" draw:display-name="Dashed (var) 6801" draw:style="rect" draw:dots1="1" draw:dots1-length="0.011cm" draw:dots2="1" draw:dots2-length="0.011cm" draw:distance="0.011cm"/>
    <draw:stroke-dash draw:name="Dashed_20__28_var_29__20_6802" draw:display-name="Dashed (var) 6802" draw:style="rect" draw:dots1="1" draw:dots1-length="0.011cm" draw:dots2="1" draw:dots2-length="0.011cm" draw:distance="0.011cm"/>
    <draw:stroke-dash draw:name="Dashed_20__28_var_29__20_6803" draw:display-name="Dashed (var) 6803" draw:style="rect" draw:dots1="1" draw:dots1-length="0.011cm" draw:dots2="1" draw:dots2-length="0.011cm" draw:distance="0.011cm"/>
    <draw:stroke-dash draw:name="Dashed_20__28_var_29__20_6804" draw:display-name="Dashed (var) 6804" draw:style="rect" draw:dots1="1" draw:dots1-length="0.011cm" draw:dots2="1" draw:dots2-length="0.011cm" draw:distance="0.011cm"/>
    <draw:stroke-dash draw:name="Dashed_20__28_var_29__20_6805" draw:display-name="Dashed (var) 6805" draw:style="rect" draw:dots1="1" draw:dots1-length="0.011cm" draw:dots2="1" draw:dots2-length="0.011cm" draw:distance="0.011cm"/>
    <draw:stroke-dash draw:name="Dashed_20__28_var_29__20_6812" draw:display-name="Dashed (var) 6812" draw:style="rect" draw:dots2="1" draw:dots2-length="0.113cm" draw:distance="0.057cm"/>
    <draw:stroke-dash draw:name="Dashed_20__28_var_29__20_6813" draw:display-name="Dashed (var) 6813" draw:style="rect" draw:dots2="1" draw:dots2-length="0.113cm" draw:distance="0.057cm"/>
    <draw:stroke-dash draw:name="Dashed_20__28_var_29__20_6814" draw:display-name="Dashed (var) 6814" draw:style="rect" draw:dots2="1" draw:dots2-length="0.113cm" draw:distance="0.057cm"/>
    <draw:stroke-dash draw:name="Dashed_20__28_var_29__20_6815" draw:display-name="Dashed (var) 6815" draw:style="rect" draw:dots2="1" draw:dots2-length="0.113cm" draw:distance="0.057cm"/>
    <draw:stroke-dash draw:name="Dashed_20__28_var_29__20_6816" draw:display-name="Dashed (var) 6816" draw:style="rect" draw:dots2="1" draw:dots2-length="0.113cm" draw:distance="0.057cm"/>
    <draw:stroke-dash draw:name="Dashed_20__28_var_29__20_6817" draw:display-name="Dashed (var) 6817" draw:style="rect" draw:dots2="1" draw:dots2-length="0.113cm" draw:distance="0.057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6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6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6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6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6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6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fo:font-size="15pt" fo:letter-spacing="-0.011cm" officeooo:rsid="002d4be0" officeooo:paragraph-rsid="002d4be0" style:font-size-asian="15pt" style:font-size-complex="15pt"/>
    </style:style>
    <style:style style:name="MP25" style:family="paragraph">
      <style:paragraph-properties fo:text-align="center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ab7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officeooo:rsid="005f19d2"/>
    </style:style>
    <style:style style:name="MT5" style:family="text">
      <style:text-properties officeooo:rsid="002414b2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line text:anchor-type="paragraph" draw:z-index="4" draw:name="Forme3" draw:style-name="Mgr1" draw:text-style-name="MP25" svg:x1="19.854cm" svg:y1="0.36cm" svg:x2="21.101cm" svg:y2="0.36cm"><text:p/></draw:line>Calculer <text:span text:style-name="MT4">une longueur </text:span>avec Pythagore</text:p>
      </style:header>
      <style:footer>
        <text:p text:style-name="MP26"><draw:frame draw:style-name="Mfr1" draw:name="Cadre1" text:anchor-type="paragraph" svg:y="-0.06cm" draw:z-index="2"><draw:text-box fo:min-height="0.499cm" fo:min-width="3cm"><draw:frame draw:style-name="Mfr2" draw:name="Cadre2" text:anchor-type="frame" svg:x="0.45cm" svg:y="0.079cm" svg:width="0.817cm" draw:z-index="3"><draw:text-box fo:min-height="0.355cm"><text:p text:style-name="MP27"><draw:g text:anchor-type="paragraph" draw:z-index="0" draw:name="Forme4" draw:style-name="Mgr2"><draw:path draw:style-name="Mgr3" draw:text-style-name="MP28" svg:width="0.855cm" svg:height="1.172cm" svg:x="-0.03cm" svg:y="-0.194cm" svg:viewBox="0 0 856 1173" svg:d="M856 1173h-856v-991c0-100 79-182 175-182h505c97 0 176 82 176 182z"><text:p/></draw:path></draw:g></text:p></draw:text-box></draw:frame><text:p text:style-name="MP29"><text:span text:style-name="MT5"><text:s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10-10T13:56:06.540000000</dc:date>
    <meta:editing-duration>PT14H15M1S</meta:editing-duration>
    <meta:editing-cycles>89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1" meta:image-count="0" meta:object-count="0" meta:page-count="1" meta:paragraph-count="82" meta:word-count="344" meta:character-count="2052" meta:non-whitespace-character-count="1307"/>
  </office:meta>
</office:document-meta>
</file>